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</style:style>
    <style:style style:name="P8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b7b7b7" fo:font-size="23pt" style:font-size-asian="23pt" style:font-size-complex="23pt"/>
    </style:style>
    <style:style style:name="T6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9d6d2o1iyx7g"/><text:span text:style-name="T1">Warsztaty </text:span><text:span text:style-name="T2">RSTYLES</text:span></text:p>
      <text:p text:style-name="P10"><text:bookmark text:name="_ii6eafotrsmj"/><text:span text:style-name="T4">RS1 Przekształcanie danych w R i proste indeksy stylów odpowiedzi. </text:span></text:p>
      <text:p text:style-name="P10"><text:bookmark text:name="_n3og1j50awwc"/><text:span text:style-name="T5">(Poziom podstawowy)</text:span></text:p>
      <text:p text:style-name="P1"><text:span text:style-name="T3">(Warsztaty realizowane w ramach projektu "Style odpowiedzi w danych samoopisowych: konsekwencje, sposoby zapobiegania, źródła" (2019/33/B/HS6 /00937) finansowanego przez Narodowe Centrum Nauki - NCN”)</text:span></text:p>
      <text:p text:style-name="Heading_20_1"><text:bookmark text:name="_fw8kvesc2dkb"/>Planowany termin:</text:p>
      <text:p text:style-name="Standard">11-12 lutego 2021, godz. 10:00-14:00.</text:p>
      <text:p text:style-name="Heading_20_1"><text:bookmark text:name="_3w9g7rmn46eq"/>Cele:</text:p>
      <text:list xml:id="list2419230033" text:style-name="WWNum4">
        <text:list-item>
          <text:p text:style-name="P2">Zdobycie umiejętności sprawnego przekształcania danych w środowisku R z wykorzystaniem pakietów należących do tzw. <text:a xlink:type="simple" xlink:href="https://www.tidyverse.org/" text:style-name="ListLabel_20_37" text:visited-style-name="ListLabel_20_37"><text:span text:style-name="T6">tidyverse</text:span></text:a>.</text:p>
        </text:list-item>
        <text:list-item>
          <text:p text:style-name="P2">Zastosowanie zdobytych umiejętności do obliczenia prostych wskaźników opisujących style odpowiedzi respondentów w badaniach sondażowych, na przykładzie danych z badania PISA 2012.</text:p>
        </text:list-item>
      </text:list>
      <text:p text:style-name="Heading_20_1"><text:bookmark text:name="_me9ynba11xvx"/>Prowadzący:</text:p>
      <text:list xml:id="list2139302185" text:style-name="WWNum1">
        <text:list-item>
          <text:p text:style-name="P3">dr Tomasz Żółtak</text:p>
        </text:list-item>
        <text:list-item>
          <text:p text:style-name="P3">dr hab. Artur Pokropek, prof. IFiS PAN</text:p>
        </text:list-item>
        <text:list-item>
          <text:p text:style-name="P3">dr Marek Muszyński </text:p>
        </text:list-item>
      </text:list>
      <text:p text:style-name="Heading_20_1"><text:bookmark text:name="_6kism1wfuuq6"/>Do uczestnictwa będą konieczne:</text:p>
      <text:list xml:id="list2307266603" text:style-name="WWNum3">
        <text:list-item>
          <text:p text:style-name="P4">dane z wynikami badania PISA 2012;</text:p>
          <text:list>
            <text:list-item>
              <text:p text:style-name="P6">będziemy dystrybuować;</text:p>
            </text:list-item>
          </text:list>
        </text:list-item>
        <text:list-item>
          <text:p text:style-name="P4">znajomość podstaw R:</text:p>
          <text:list>
            <text:list-item>
              <text:p text:style-name="P6">znajomość podstawowych struktur danych: wektorów (w tym <text:span text:style-name="T3">czynników</text:span> - ang. <text:span text:style-name="T3">factors</text:span>) i <text:span text:style-name="T3">ramek danych</text:span>;</text:p>
            </text:list-item>
            <text:list-item>
              <text:p text:style-name="P6">umiejętność instalowania korzystania z dodatkowych pakietów (polecenie `library()`);</text:p>
            </text:list-item>
          </text:list>
        </text:list-item>
        <text:list-item>
          <text:p text:style-name="P4">zainstalowane oprogramowanie:</text:p>
          <text:list>
            <text:list-item>
              <text:p text:style-name="P6">R - do pobrania ze <text:a xlink:type="simple" xlink:href="https://cran.r-project.org/" text:style-name="ListLabel_20_38" text:visited-style-name="ListLabel_20_38"><text:span text:style-name="T7">strony</text:span></text:a>;</text:p>
            </text:list-item>
            <text:list-item>
              <text:p text:style-name="P6">RStudio - do pobrania ze <text:a xlink:type="simple" xlink:href="https://rstudio.com/products/rstudio/download/#download" text:style-name="ListLabel_20_38" text:visited-style-name="ListLabel_20_38"><text:span text:style-name="T7">strony</text:span></text:a>;</text:p>
              <text:list>
                <text:list-item>
                  <text:p text:style-name="P8">po zainstalowaniu proszę sprawdzić opcję kodowania zapisu polskich znaków zgodnie z instrukcją zamieszczoną na: <text:a xlink:type="simple" xlink:href="https://github.com/tzoltak/3502-SCC-ADR#co-ustawi%C4%87-po-instalacji" text:style-name="ListLabel_20_38" text:visited-style-name="ListLabel_20_38"><text:span text:style-name="T7">tej stronie</text:span></text:a>;</text:p>
                </text:list-item>
              </text:list>
            </text:list-item>
            <text:list-item>
              <text:p text:style-name="P6">dodatkowe pakiety R: <text:span text:style-name="T3">haven</text:span>, <text:span text:style-name="T3">dplyr</text:span>, <text:span text:style-name="T3">tidyr</text:span>:<text:line-break/>`install.packages(c("haven", "dplyr", "tidyr", "forcats")`</text:p>
            </text:list-item>
          </text:list>
        </text:list-item>
      </text:list>
      <text:p text:style-name="Heading_20_1"><text:bookmark text:name="_ttb2ue20n05e"/>Ramowy plan:</text:p>
      <text:p text:style-name="Standard"><text:soft-page-break/>Czasy podane przy poszczególnych zagadnieniach są orientacyjne.</text:p>
      <text:p text:style-name="Heading_20_2"><text:bookmark text:name="_nbjji2ocj1bu"/>11 lutego (czwartek)</text:p>
      <text:list xml:id="list1855861199" text:style-name="WWNum2">
        <text:list-item>
          <text:p text:style-name="P5">Wprowadzenie - 5 min. </text:p>
        </text:list-item>
        <text:list-item>
          <text:p text:style-name="P5"><text:span text:style-name="T3">tidyverse</text:span> jako dialekt R - 15 min.</text:p>
        </text:list-item>
        <text:list-item>
          <text:p text:style-name="P5">Wczytywanie danych z plików SPPS i Staty przy pomocy pakietu <text:span text:style-name="T3">haven</text:span>; ograniczenia R w reprezentacji etykiet zmiennych i etykiet wartości - 15 min.</text:p>
        </text:list-item>
        <text:list-item>
          <text:p text:style-name="P5">Zapis zbiorów do plików SPSS, Staty i R - 10 min.</text:p>
        </text:list-item>
        <text:list-item>
          <text:p text:style-name="P5">Zapoznawanie się ze strukturą i zawartością <text:span text:style-name="T3">ramek danych</text:span> - funkcje `head()`, `tail()`, `names()`, `str()`, `summary()`, `View()` - 15 min.</text:p>
        </text:list-item>
        <text:list-item>
          <text:p text:style-name="P5">Wybieranie wierszy <text:span text:style-name="T3">ramki danych</text:span> - funkcja `filter()`, operatory logiczne i operator `%in%`; konieczność przypisywania wyników przekształceń do obiektów - 15 min.</text:p>
        </text:list-item>
        <text:list-item>
          <text:p text:style-name="P5">Sortowanie wierszy <text:span text:style-name="T3">ramki danych</text:span> - funkcja `arrange()` - 5 min.</text:p>
        </text:list-item>
        <text:list-item>
          <text:p text:style-name="P5">Wybór wierszy <text:span text:style-name="T3">ramki danych</text:span> przy pomocy funkcji `slice()` i jej wariantów - 10 min.</text:p>
        </text:list-item>
      </text:list>
      <text:p text:style-name="P9"/>
      <text:p text:style-name="P9">Przerwa - 20 min.</text:p>
      <text:p text:style-name="P9"/>
      <text:list xml:id="list20129932402989" text:continue-numbering="true" text:style-name="WWNum2">
        <text:list-item>
          <text:p text:style-name="P5">Wybieranie kolumn <text:span text:style-name="T3">ramki danych</text:span> - funkcja `select()` i różne warianty składni, które można w niej stosować; zmiana nazw zmiennych: funkcja `rename()` - 25 min.</text:p>
        </text:list-item>
        <text:list-item>
          <text:p text:style-name="P5">Przekształcanie danych z wykorzystaniem funkcji `mutate()` cz. I:</text:p>
          <text:list>
            <text:list-item>
              <text:p text:style-name="P7">Podstawowa składnia; tworzenie nowych zmiennych i modyfikowanie istniejących; kolejność wykonywania się poleceń - 25 min.</text:p>
            </text:list-item>
            <text:list-item>
              <text:p text:style-name="P7">Funkcje `if_else()` i `case_when()` - 20 min.</text:p>
            </text:list-item>
            <text:list-item>
              <text:p text:style-name="P7">Dokonywanie tego samego przekształcenia na wielu zmiennych - składnia z wykorzystaniem funkcji `across()` - 20 min.</text:p>
            </text:list-item>
          </text:list>
        </text:list-item>
      </text:list>
      <text:p text:style-name="Heading_20_2"><text:bookmark text:name="_5woe8w4yb0n6"/>12 lutego (piątek)</text:p>
      <text:list xml:id="list20130785994248" text:continue-numbering="true" text:style-name="WWNum2">
        <text:list-item>
          <text:p text:style-name="P5">Prezentacja: <text:span text:style-name="T3">Wprowadzenie do stylów odpowiedzi: źródła i konsekwencje</text:span> (+dyskusja) - 20 min. + 5 min.</text:p>
        </text:list-item>
        <text:list-item>
          <text:p text:style-name="P5">Przekształcanie danych z wykorzystaniem funkcji `mutate()` cz. II:</text:p>
          <text:list>
            <text:list-item>
              <text:p text:style-name="P7">Przekształcenia wykorzystujące wiele zmiennych jednocześnie - funkcje `rowwise()` i `c_across()` - 20 min.</text:p>
            </text:list-item>
            <text:list-item>
              <text:p text:style-name="P7">Zamiana wartości na braki danych i braków danych na wartości - funkcje `is.na()`, `replace_na()` i `na_if()` - 10 min.</text:p>
            </text:list-item>
          </text:list>
        </text:list-item>
        <text:list-item>
          <text:p text:style-name="P5">Agregacja danych, cz. I:</text:p>
          <text:list>
            <text:list-item>
              <text:p text:style-name="P7">Tworzenie zestawień zagregowanych parametrów przy pomocy funkcji `summarise()` - 20 min.</text:p>
            </text:list-item>
            <text:list-item>
              <text:p text:style-name="P7">Agregacja w ramach grup - funkcja `group_by()` - 15 min.</text:p>
            </text:list-item>
          </text:list>
        </text:list-item>
      </text:list>
      <text:p text:style-name="Standard"><text:soft-page-break/></text:p>
      <text:p text:style-name="Standard">Przerwa - 20 min.</text:p>
      <text:p text:style-name="Standard"/>
      <text:list xml:id="list20130930174009" text:continue-numbering="true" text:style-name="WWNum2">
        <text:list-item>
          <text:p text:style-name="P5">Agregacja danych, cz. II:</text:p>
          <text:list>
            <text:list-item>
              <text:p text:style-name="P7">Obliczanie parametrów w ramach grup bez zmiany struktury zbioru - użycie `group_by()` w połączeniu z `mutate()` - 25 min.</text:p>
            </text:list-item>
          </text:list>
        </text:list-item>
      </text:list>
      <text:p text:style-name="P9"/>
      <text:list xml:id="list20130132575484" text:continue-numbering="true" text:style-name="WWNum2">
        <text:list-item>
          <text:p text:style-name="P5">Łączenie ze sobą zbiorów danych:</text:p>
          <text:list>
            <text:list-item>
              <text:p text:style-name="P7">Łączenie zbiorów przy pomocy funkcji `left_join()`, `righ_join()`, `inner_join()` i `full_join()` - 20 min.</text:p>
            </text:list-item>
            <text:list-item>
              <text:p text:style-name="P7">Problemy ze zduplikowanymi obserwacjami i usuwanie duplikatów - funkcje `duplicated()` i `distinct()` - 15 min.</text:p>
            </text:list-item>
            <text:list-item>
              <text:p text:style-name="P7">Filtrowanie wierszy przy pomocy funkcji `semi_join()` i `anti_join()` - 10 min.</text:p>
            </text:list-item>
            <text:list-item>
              <text:p text:style-name="P7">Funkcje `bind_rows()` i `bind_cols()` - 15 min.</text:p>
            </text:list-item>
          </text:list>
        </text:list-item>
        <text:list-item>
          <text:p text:style-name="P5">Podsumowanie - 5 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9" meta:word-count="576" meta:character-count="3873" meta:non-whitespace-character-count="3396"/>
    <meta:generator>LibreOfficeDev/6.0.5.2$Linux_X86_64 LibreOffice_project/</meta:generator>
  </office:meta>
</office:document-meta>
</file>